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Long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subtract( long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MutableLong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Long.Mutable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add( long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subtract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Long.add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to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MutableLong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Long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Long.compareTo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